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style:style>
    <style:style style:name="P3" style:family="paragraph" style:parent-style-name="Text_20_body">
      <style:paragraph-properties fo:line-height="100%"/>
      <style:text-properties fo:color="#000000" style:font-name="Times New Roman" fo:font-size="12pt" fo:font-weight="normal"/>
    </style:style>
    <style:style style:name="P4" style:family="paragraph" style:parent-style-name="Text_20_body" style:list-style-name="L1">
      <style:paragraph-properties fo:line-height="100%"/>
      <style:text-properties fo:color="#000000" style:font-name="Times New Roman" fo:font-size="12pt"/>
    </style:style>
    <style:style style:name="P5" style:family="paragraph" style:parent-style-name="Text_20_body" style:list-style-name="L2">
      <style:paragraph-properties fo:line-height="100%"/>
      <style:text-properties fo:color="#000000" style:font-name="Times New Roman" fo:font-size="12pt"/>
    </style:style>
    <style:style style:name="P6" style:family="paragraph" style:parent-style-name="Text_20_body" style:list-style-name="L3">
      <style:paragraph-properties fo:line-height="100%"/>
      <style:text-properties fo:color="#000000" style:font-name="Times New Roman" fo:font-size="12pt"/>
    </style:style>
    <style:style style:name="P7" style:family="paragraph" style:parent-style-name="Text_20_body" style:list-style-name="L4">
      <style:paragraph-properties fo:line-height="100%"/>
      <style:text-properties fo:color="#000000" style:font-name="Times New Roman" fo:font-size="12pt"/>
    </style:style>
    <style:style style:name="P8" style:family="paragraph" style:parent-style-name="Text_20_body" style:list-style-name="L4">
      <style:paragraph-properties fo:line-height="100%"/>
      <style:text-properties fo:color="#000000" style:font-name="Times New Roman" fo:font-size="12pt" officeooo:paragraph-rsid="001ad200"/>
    </style:style>
    <style:style style:name="P9" style:family="paragraph" style:parent-style-name="Text_20_body" style:list-style-name="L5">
      <style:paragraph-properties fo:line-height="100%"/>
      <style:text-properties fo:color="#000000" style:font-name="Times New Roman" fo:font-size="12pt"/>
    </style:style>
    <style:style style:name="P10" style:family="paragraph" style:parent-style-name="Text_20_body" style:list-style-name="L1">
      <style:paragraph-properties fo:line-height="100%"/>
      <style:text-properties fo:color="#000000" style:font-name="Times New Roman" fo:font-size="12pt" officeooo:rsid="00381e13" officeooo:paragraph-rsid="00381e13"/>
    </style:style>
    <style:style style:name="P11" style:family="paragraph" style:parent-style-name="Text_20_body" style:list-style-name="L3">
      <style:paragraph-properties fo:line-height="100%"/>
      <style:text-properties fo:color="#000000" style:font-name="Times New Roman" fo:font-size="12pt" officeooo:rsid="002fa04a" officeooo:paragraph-rsid="002fa04a"/>
    </style:style>
    <style:style style:name="P12" style:family="paragraph" style:parent-style-name="Text_20_body" style:list-style-name="L4">
      <style:paragraph-properties fo:line-height="100%"/>
      <style:text-properties fo:color="#000000" style:font-name="Times New Roman" fo:font-size="12pt" officeooo:rsid="00380e39" officeooo:paragraph-rsid="00380e39"/>
    </style:style>
    <style:style style:name="P13"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14"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paragraph-rsid="004917ee"/>
    </style:style>
    <style:style style:name="P1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344f08" officeooo:paragraph-rsid="00344f08"/>
    </style:style>
    <style:style style:name="P16"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44f08" officeooo:paragraph-rsid="00344f08"/>
    </style:style>
    <style:style style:name="P17"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5d289" officeooo:paragraph-rsid="0025d289"/>
    </style:style>
    <style:style style:name="P18"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6a620" officeooo:paragraph-rsid="0026a620"/>
    </style:style>
    <style:style style:name="P19"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9f32b" officeooo:paragraph-rsid="0029f32b"/>
    </style:style>
    <style:style style:name="P20"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bb81c" officeooo:paragraph-rsid="002bb81c"/>
    </style:style>
    <style:style style:name="P21"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088eb" officeooo:paragraph-rsid="003088eb"/>
    </style:style>
    <style:style style:name="P22"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ceeea" officeooo:paragraph-rsid="002ceeea"/>
    </style:style>
    <style:style style:name="P23"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df17e" officeooo:paragraph-rsid="002df17e"/>
    </style:style>
    <style:style style:name="P24"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2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5d289" officeooo:paragraph-rsid="0025d289"/>
    </style:style>
    <style:style style:name="P26"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6b6d9" officeooo:paragraph-rsid="0026b6d9"/>
    </style:style>
    <style:style style:name="P27"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bb81c" officeooo:paragraph-rsid="002bb81c"/>
    </style:style>
    <style:style style:name="T1" style:family="text">
      <style:text-properties officeooo:rsid="001794ae"/>
    </style:style>
    <style:style style:name="T2" style:family="text">
      <style:text-properties officeooo:rsid="001ad200"/>
    </style:style>
    <style:style style:name="T3" style:family="text">
      <style:text-properties officeooo:rsid="001b2b74"/>
    </style:style>
    <style:style style:name="T4" style:family="text">
      <style:text-properties officeooo:rsid="001d0401"/>
    </style:style>
    <style:style style:name="T5" style:family="text">
      <style:text-properties officeooo:rsid="00207019"/>
    </style:style>
    <style:style style:name="T6" style:family="text">
      <style:text-properties officeooo:rsid="00226633"/>
    </style:style>
    <style:style style:name="T7" style:family="text">
      <style:text-properties officeooo:rsid="00243711"/>
    </style:style>
    <style:style style:name="T8" style:family="text">
      <style:text-properties officeooo:rsid="0026a620"/>
    </style:style>
    <style:style style:name="T9" style:family="text">
      <style:text-properties officeooo:rsid="0026b6d9"/>
    </style:style>
    <style:style style:name="T10" style:family="text">
      <style:text-properties officeooo:rsid="0027f937"/>
    </style:style>
    <style:style style:name="T11" style:family="text">
      <style:text-properties officeooo:rsid="002af7ba"/>
    </style:style>
    <style:style style:name="T12" style:family="text">
      <style:text-properties officeooo:rsid="003143ca"/>
    </style:style>
    <style:style style:name="T13" style:family="text">
      <style:text-properties officeooo:rsid="0032227a"/>
    </style:style>
    <style:style style:name="T14" style:family="text">
      <style:text-properties officeooo:rsid="0032e382"/>
    </style:style>
    <style:style style:name="T15" style:family="text">
      <style:text-properties officeooo:rsid="0035c48f"/>
    </style:style>
    <style:style style:name="T16" style:family="text">
      <style:text-properties officeooo:rsid="0036f709"/>
    </style:style>
    <style:style style:name="T17" style:family="text">
      <style:text-properties officeooo:rsid="0037ab07"/>
    </style:style>
    <style:style style:name="T18" style:family="text">
      <style:text-properties officeooo:rsid="00381e13"/>
    </style:style>
    <style:style style:name="T19" style:family="text">
      <style:text-properties officeooo:rsid="003b6baf"/>
    </style:style>
    <style:style style:name="T20" style:family="text">
      <style:text-properties officeooo:rsid="003d1b0b"/>
    </style:style>
    <style:style style:name="T21" style:family="text">
      <style:text-properties officeooo:rsid="003ed2fb"/>
    </style:style>
    <style:style style:name="T22" style:family="text">
      <style:text-properties officeooo:rsid="00420af3"/>
    </style:style>
    <style:style style:name="T23" style:family="text">
      <style:text-properties officeooo:rsid="0043e2d4"/>
    </style:style>
    <style:style style:name="T24" style:family="text">
      <style:text-properties officeooo:rsid="004917ee"/>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3">Trommon (Herkunft: -, Bedeutung: -)</text:p>
      <text:p text:style-name="P2"><text:bookmark text:name="vyiu2"/></text:p>
      <text:p text:style-name="P1"><text:bookmark text:name="vyiu3"/>Beschreibung<text:bookmark text:name="vyiu4"/></text:p>
      <text:p text:style-name="P3"><text:bookmark text:name="vyiu6"/>Trommon besitzt eine kleine Hütte am westlichen Ufer des Flusses …. Er verdient sich seinen Lebensunterhalt mit Hilfe seiner kleinen Fähre, mit welcher er Leute gegen Bezahlung ans andere Flussufer bringt. Außerdem geht er ab und zu jagen und erwischt dabei oftmals einige Kaninchen. Allerdings darf er nur jedes zweite Kaninchen behalten, die anderen muss er dem Herzog bzw. dessen Leuten geben.</text:p>
      <text:p text:style-name="P3">Trommon hat neben seiner Hütte einen kleinen Gemüsegarten angebaut, in welchem er, wenn es wärmer ist, ernten und das Geerntete zur Eigenversorgung verwenden kann.</text:p>
      <text:p text:style-name="P3">Trommon ist recht gut mit dem Holzfäller Kuno befreundet, da dieser sein Holz regelmäßig mit Hilfe der Fähre über den Fluss transportiert und <text:span text:style-name="T23">beim Bauernhof</text:span> verkauft. Außerdem verstehen sich die beiden, bis auf einige Ungereimtheiten (siehe Auftrag), recht gut und ärgern sich regelmäßig über die Unterdrückung durch Obrigkeiten wie den Herzog von Talras.</text:p>
      <text:p text:style-name="P2"><text:bookmark text:name="vyiu8"/><text:bookmark text:name="vyiu7"/></text:p>
      <text:p text:style-name="P1">Ort</text:p>
      <text:p text:style-name="P3">Nahe dem Fluss ...<text:bookmark text:name="atp73"/></text:p>
      <text:p text:style-name="P1"><text:bookmark text:name="vyiu12"/><text:bookmark text:name="vyiu111"/></text:p>
      <text:p text:style-name="P1">Tagesablauf</text:p>
      <text:list xml:id="list3596422407521439159" text:style-name="L1">
        <text:list-item>
          <text:p text:style-name="P4"><text:span text:style-name="T18">Abends – mittags </text:span>– Sitzt vor seiner Hütte.</text:p>
        </text:list-item>
        <text:list-item>
          <text:p text:style-name="P4"><text:span text:style-name="T1">Mittags</text:span> – <text:span text:style-name="T18">14:00</text:span> – <text:span text:style-name="T18">Steht an der Feuerstelle.</text:span></text:p>
        </text:list-item>
        <text:list-item>
          <text:p text:style-name="P10">14:00 Uhr – abends - Arbeitet in seinem Gemüsegarten.</text:p>
        </text:list-item>
      </text:list>
      <text:p text:style-name="P2"><text:bookmark text:name="vyiu15"/></text:p>
      <text:p text:style-name="P1"><text:bookmark text:name="vyiu16"/>Zugehörigkeit</text:p>
      <text:list xml:id="list1267140293652423273" text:style-name="L2">
        <text:list-item>
          <text:p text:style-name="P5"><text:bookmark text:name="f-855"/>Außenbewohner</text:p>
        </text:list-item>
      </text:list>
      <text:p text:style-name="P2"><text:bookmark text:name="vyiu20"/><text:bookmark text:name="vyiu19"/></text:p>
      <text:p text:style-name="P1"><text:bookmark text:name="f-856"/>Aufträge</text:p>
      <text:list xml:id="list8803242246758018955" text:style-name="L3">
        <text:list-item>
          <text:p text:style-name="P6"><text:bookmark text:name="dfq10"/><text:bookmark text:name="dfq1"/>Sekundär – <text:bookmark text:name="z0dk3"/>Holz für die Hütte</text:p>
        </text:list-item>
        <text:list-item>
          <text:p text:style-name="P11">Sekundär – Samen für den Garten</text:p>
        </text:list-item>
      </text:list>
      <text:p text:style-name="P2"><text:bookmark text:name="vyiu23"/></text:p>
      <text:p text:style-name="P1"><text:bookmark text:name="ik9t1"/>Dialog<text:bookmark text:name="vyiu24"/><text:bookmark text:name="ik9t"/></text:p>
      <text:list xml:id="list5901604134356010657" text:style-name="L4">
        <text:list-item>
          <text:p text:style-name="P7">Hallo.</text:p>
          <text:list>
            <text:list-item>
              <text:p text:style-name="P7"><text:bookmark text:name="ik9t2"/><text:bookmark text:name="f0wr"/>N: <text:bookmark text:name="gg5p"/>Hallo! Wer bist du und was treibt dich in diese Gegend?</text:p>
            </text:list-item>
            <text:list-item>
              <text:p text:style-name="P13">Der Glaube. (Charakter ist Kleriker)</text:p>
              <text:list>
                <text:list-item>
                  <text:p text:style-name="P13"><text:span text:style-name="T24">N: </text:span>Hmm, ein frommer Mann. Ich fühle mich geehrt auch wenn ich deinen Glauben wahrscheinlich nicht teile.</text:p>
                </text:list-item>
              </text:list>
            </text:list-item>
            <text:list-item>
              <text:p text:style-name="P13">Der Tod. (Charakter ist Nekromant)</text:p>
              <text:list>
                <text:list-item>
                  <text:p text:style-name="P14"><text:span text:style-name="T24">N: </text:span>Das sind aber finstere Worte mein Freund. Hier, nimm dir einen Apfel, dann geht’s dir schon viel besser.</text:p>
                </text:list-item>
                <text:list-item>
                  <text:p text:style-name="P13">Charakter erhält einen Apfel</text:p>
                </text:list-item>
                <text:list-item>
                  <text:p text:style-name="P16">D<text:span text:style-name="T15">i</text:span>e Natur. (Charakter ist Druide)</text:p>
                </text:list-item>
                <text:list-item>
                  <text:p text:style-name="P15">N: Das kann ich verstehen. Ein Grund weshalb ich hier draußen lebe.</text:p>
                </text:list-item>
                <text:list-item>
                  <text:p text:style-name="P15">N: Hier hast du einen Apfel.</text:p>
                </text:list-item>
                <text:list-item>
                  <text:p text:style-name="P15">Charakter erhält einen Apfel</text:p>
                </text:list-item>
              </text:list>
            </text:list-item>
            <text:list-item>
              <text:p text:style-name="P13">Die Pflicht. (Charakter ist Ritter)</text:p>
              <text:list>
                <text:list-item>
                  <text:p text:style-name="P13"><text:span text:style-name="T19">N: </text:span>So so, du bist also ein Pflichtbewusster. Na dazu sag' ich mal nichts.</text:p>
                </text:list-item>
              </text:list>
            </text:list-item>
            <text:list-item>
              <text:p text:style-name="P13">Das Gold. (Charakter ist Drachentöter)</text:p>
              <text:list>
                <text:list-item>
                  <text:p text:style-name="P13"><text:span text:style-name="T20">N: </text:span>Gib lieber Acht mein Freund. Viele derer, die ich kannte hat die Gier ins Verderben getrieben. Wäre schade um dich.</text:p>
                </text:list-item>
              </text:list>
            </text:list-item>
            <text:list-item>
              <text:p text:style-name="P13">Die Wildnis. (Charakter ist Waldläufer)</text:p>
              <text:list>
                <text:list-item>
                  <text:p text:style-name="P13"><text:soft-page-break/><text:span text:style-name="T20">N: </text:span>Ja, das kann ich verstehen. Ich liebe auch die Natur. Deshalb bin ich auch hierher gezogen. Da, nimm dir einen Apfel.</text:p>
                </text:list-item>
                <text:list-item>
                  <text:p text:style-name="P13">Charakter erhält einen Apfel</text:p>
                </text:list-item>
                <text:list-item>
                  <text:p text:style-name="P13"><text:s/>(Lachend) Ich fürchte, wir teilen das gleiche Schicksal.</text:p>
                </text:list-item>
              </text:list>
            </text:list-item>
            <text:list-item>
              <text:p text:style-name="P13">Der Wille. (Charakter ist Elementarmagier)</text:p>
              <text:list>
                <text:list-item>
                  <text:p text:style-name="P13"><text:span text:style-name="T21">N: </text:span>Der Wille? Was gibt’s hier schon zu erreichen oder holen? Ich meine, mir gefällt’s hier, aber mit dieser Meinung gehöre ich zu einer kleinen Minderheit.</text:p>
                </text:list-item>
              </text:list>
            </text:list-item>
            <text:list-item>
              <text:p text:style-name="P13">Die Neugier. (Charakter ist Zauberer)</text:p>
              <text:list>
                <text:list-item>
                  <text:p text:style-name="P13"><text:span text:style-name="T22">N: </text:span>Ich bin vermutlich zu alt, um neugierig zu sein. Aber vielleicht bringt sie dich ja eines Tages weiter als mich. Trotzdem, ich will mich nicht beklagen. Mir geht’s doch eigentlich recht gut.</text:p>
                </text:list-item>
              </text:list>
            </text:list-item>
          </text:list>
        </text:list-item>
        <text:list-item>
          <text:p text:style-name="P7"><text:bookmark text:name="gg5p1"/>Ist das deine Fähre? (Nach „Hallo.“)</text:p>
          <text:list>
            <text:list-item>
              <text:p text:style-name="P7"><text:bookmark text:name="ik9t10"/><text:bookmark text:name="fdvr"/>N: <text:bookmark text:name="dnw_"/>Klar. Die hab ich selbst gebaut und der Holzfäller Kuno hat mir das Holz dafür beschafft. Na ja, er muss ja auch jeden Tag über den Fluss fahren.</text:p>
            </text:list-item>
            <text:list-item>
              <text:p text:style-name="P7"><text:bookmark text:name="ik9t111"/>N: Natürlich fahre ich auch andere Leute über den Fluss.</text:p>
            </text:list-item>
          </text:list>
        </text:list-item>
        <text:list-item>
          <text:p text:style-name="P7"><text:s/>Wer ist Kuno? (Nach „Ist das deine Fähre?“, Charakter hat noch nicht mit Kuno gesprochen)<text:bookmark text:name="gg5p2"/></text:p>
          <text:list>
            <text:list-item>
              <text:p text:style-name="P8"><text:bookmark text:name="ik9t28"/><text:bookmark text:name="kj70"/>N: Ach das ist ein Holzfäller und alter Freund von mir. Ich fahr<text:span text:style-name="T2">e</text:span> ihn jeden Tag mit meiner Fähre zweimal über den Fluss. Hin und zurück.</text:p>
            </text:list-item>
            <text:list-item>
              <text:p text:style-name="P8"><text:span text:style-name="T3">N: </text:span>Er hat seine Hütte am anderen Flussufer und transportiert sein Holz mit Hilfe meiner Fähre auf meine Seite, um es dann bei den Bauern zu verkaufen.</text:p>
            </text:list-item>
            <text:list-item>
              <text:p text:style-name="P7">N: Du kannst ja mal mit ihm sprechen, <text:span text:style-name="T4">wenn ich dich hinüber gebracht habe.</text:span></text:p>
            </text:list-item>
          </text:list>
        </text:list-item>
        <text:list-item>
          <text:p text:style-name="P7">Deine Hütte sieht aber nicht grade stabil aus. (Nach „Hallo.“)</text:p>
          <text:list>
            <text:list-item>
              <text:p text:style-name="P7">N: Ja, ich weiß. Sie ist wohl im Laufe der Zeit etwas kaputt gegangen. Na ja, ich hab mir auch nicht gerade viel Mühe bei ihrem Bau gegeben.</text:p>
            </text:list-item>
            <text:list-item>
              <text:p text:style-name="P7">N: Da fällt mir ein, hättest du nicht vielleicht Lust meinen alten Freund Kuno um etwas Holz zu bitten, das er mir nächstes Mal, wenn er über den Fluss fährt, mitbringt.</text:p>
            </text:list-item>
            <text:list-item>
              <text:p text:style-name="P7">C: Wieso machst du das nicht selbst?</text:p>
            </text:list-item>
            <text:list-item>
              <text:p text:style-name="P7">N: Gut, er ist zwar ein alter Freund von mir, aber was seinen Beruf angeht, da hab<text:span text:style-name="T5">e</text:span> ich mich wohl ab und zu etwas zu sehr drüber lustig gemacht. War ja nicht böse gemeint, aber er war natürlich wieder total verärgert und jetzt hab ich wirklich keine Lust ihn darum zu bitten.</text:p>
            </text:list-item>
            <text:list-item>
              <text:p text:style-name="P7">N: Du würdest natürlich auch was dafür kriegen.</text:p>
              <text:list>
                <text:list-item>
                  <text:p text:style-name="P7">Kein Problem, mach<text:span text:style-name="T6">e</text:span> ich.</text:p>
                  <text:list>
                    <text:list-item>
                      <text:p text:style-name="P7">N: Danke Mann. Du tust mir damit einen wirklich großen Gefallen.</text:p>
                    </text:list-item>
                    <text:list-item>
                      <text:p text:style-name="P7">Neuer Auftrag „Holz für die Hütte“</text:p>
                    </text:list-item>
                  </text:list>
                </text:list-item>
                <text:list-item>
                  <text:p text:style-name="P7">Du kannst mich mal! Mein<text:span text:style-name="T7">es Vaters Vater</text:span>, also mein Großvater und wiederum dessen Vater, also mein Urgroßvater, die waren alle Holzfäller und du machst dich einfach darüber lustig.</text:p>
                  <text:list>
                    <text:list-item>
                      <text:p text:style-name="P7">N: Verdammt Mann, krieg dich wieder ein! War ja nicht böse gemeint, dann halt nicht.</text:p>
                    </text:list-item>
                  </text:list>
                </text:list-item>
                <text:list-item>
                  <text:p text:style-name="P7">Ich überleg's mir mal.</text:p>
                  <text:list>
                    <text:list-item>
                      <text:p text:style-name="P7">N: In Ordnnug.</text:p>
                    </text:list-item>
                  </text:list>
                </text:list-item>
              </text:list>
            </text:list-item>
          </text:list>
        </text:list-item>
        <text:list-item>
          <text:p text:style-name="P7">Ich hab's mir überlegt. Ich besorg dir dein Holz. (Nach „Deine Hütte sieht aber nicht grade stabil aus.“, Auftrag „Holz für die Hütte“ wurde noch nicht erhalten)</text:p>
          <text:list>
            <text:list-item>
              <text:p text:style-name="P7">N: Danke Mann. Du tust mir damit einen wirklich großen Gefallen. (Charakter wollte es sich überlegen)</text:p>
            </text:list-item>
            <text:list-item>
              <text:p text:style-name="P7">N: So so, ein wenig Gier steckt also doch in jedem von uns. Na ja, mir soll's recht sein. (Charakter hat Trommon beleidigt)</text:p>
            </text:list-item>
            <text:list-item>
              <text:p text:style-name="P7">Neuer Auftrag „Holz für die Hütte“</text:p>
            </text:list-item>
          </text:list>
        </text:list-item>
        <text:list-item>
          <text:p text:style-name="P7"><text:soft-page-break/>Einen hübschen Gemüsegarten hast du da. (Nach „Hallo.“, Trommon befindet sich in seinem Gemüsegarten)</text:p>
          <text:list>
            <text:list-item>
              <text:p text:style-name="P7">N: Findest du wirklich? Das freut mich aber. Vielleicht möchtest du ja etwas von meinem Gemüse kaufen. Zur Zeit kann ich wieder mehr ernten als ich für mich selbst brauche.</text:p>
            </text:list-item>
            <text:list-item>
              <text:p text:style-name="P24"><text:span text:style-name="T16">Hier sind ein paar Bretter von Kuno</text:span>. (Auftrag<text:span text:style-name="T17">sziel 1 des Auftrags</text:span> „Holz für die Hütte“ ist <text:span text:style-name="T17">abgeschlossen, Auftragsziel 2 des Auftrags „Holz für die Hütte“ ist aktiv</text:span>, Charakter hat <text:span text:style-name="T17">Bretter dabei</text:span>)</text:p>
            </text:list-item>
            <text:list-item>
              <text:p text:style-name="P7">N: Wirklich? Ich danke dir. Hier hast du ein paar Salatköpfe aus meinem Gemüsegarten und natürlich auch ein paar Goldmünzen.</text:p>
            </text:list-item>
            <text:list-item>
              <text:p text:style-name="P12">Bretter entfernt</text:p>
            </text:list-item>
            <text:list-item>
              <text:p text:style-name="P12">Auftrag „Holz für die Hütte“ abgeschlossen</text:p>
            </text:list-item>
            <text:list-item>
              <text:p text:style-name="P25">Brauchst du sonst noch etwas? <text:span text:style-name="T8">(Auftrag „Holz für die Hütte“ ist abgeschlossen)</text:span></text:p>
            </text:list-item>
            <text:list-item>
              <text:p text:style-name="P17">N: Wenn du schon fragst, dann sage ich einfach mal „ja“. Wegen meiner Fähre kann ich hier schlecht weg. Die Arbeit auf der Fähre finde ich jedoch recht eintönig.</text:p>
            </text:list-item>
            <text:list-item>
              <text:p text:style-name="P17">N: Viel lieber würde ich mich jetzt weiter um meinen kleinen Garten kümmern. <text:span text:style-name="T8">Leider kenne ich mich noch nicht so gut aus mit allem, was man so anpflanzen kann.</text:span></text:p>
            </text:list-item>
            <text:list-item>
              <text:p text:style-name="P18">N: Südlich vom Bauernhof lebt eine alte Frau namens Ursula. Sie kennt sich mit solchen Dingen besser aus, denke ich.</text:p>
            </text:list-item>
            <text:list-item>
              <text:p text:style-name="P18">N: Pass auf, ich gebe dir 50 Goldmünzen und du schaust, was du dafür von ihr bekommen kannst. Ich denke sie ist sehr ehrlich und hoffe du bist es auch.</text:p>
            </text:list-item>
            <text:list-item>
              <text:p text:style-name="P18">50 Goldmünzen erhalten.</text:p>
            </text:list-item>
            <text:list-item>
              <text:p text:style-name="P18">Neuer Auftrag „<text:span text:style-name="T9">Samen für den Garten“</text:span></text:p>
            </text:list-item>
            <text:list-item>
              <text:p text:style-name="P26">Hier hast du <text:span text:style-name="T10">einen ganz besonderen Samen.</text:span> (Auftragsziel 1 des Auftrags „Samen für den Garten“ ist abgeschlossen, <text:span text:style-name="T12">Auftragsziel 2 des Auftrags „Samen für den Garten“ ist aktiv,</text:span> Charakter hat Samen dabei)</text:p>
            </text:list-item>
            <text:list-item>
              <text:p text:style-name="P19">N: Zeig her! Was ist daran so besonders?</text:p>
            </text:list-item>
            <text:list-item>
              <text:p text:style-name="P19">C: Das siehst du wenn es soweit ist.</text:p>
            </text:list-item>
            <text:list-item>
              <text:p text:style-name="P19">N: Hm, ich vertraue dir mal. Hab vielen Dank <text:span text:style-name="T11">und nimm das hier als Belohnung.</text:span></text:p>
            </text:list-item>
            <text:list-item>
              <text:p text:style-name="P20">N: Wenn du willst kannst du ihn selbst einpflanzen.</text:p>
            </text:list-item>
            <text:list-item>
              <text:p text:style-name="P20">Auftragsziel 2 des Auftrags „Samen für den Garten“ abgeschlossen</text:p>
            </text:list-item>
            <text:list-item>
              <text:p text:style-name="P21">Auftragsziel 3 des Auftrags „Samen für den Garten“ aktiviert</text:p>
            </text:list-item>
            <text:list-item>
              <text:p text:style-name="P27">Und was hältst du von dem Baum? (Auftragsziel 3 des Auftrags „Samen für den Garten“ abgeschlossen <text:span text:style-name="T13">und Auftrag ist noch aktiv</text:span>)</text:p>
            </text:list-item>
            <text:list-item>
              <text:p text:style-name="P22">N: Unglaublich und er scheint eine magische Wirkung <text:span text:style-name="T14">auf seine</text:span> Umgebung zu haben.</text:p>
            </text:list-item>
            <text:list-item>
              <text:p text:style-name="P23">N: Damit hätte ich nicht gerechnet. Hier nimm das, ich hoffe das reicht dir als Entschädigung für deine Mühen.</text:p>
            </text:list-item>
            <text:list-item>
              <text:p text:style-name="P23">Auftrag „Samen für den Garten“ abgeschlossen</text:p>
            </text:list-item>
          </text:list>
        </text:list-item>
      </text:list>
      <text:p text:style-name="P2"><text:bookmark text:name="vyiu53"/></text:p>
      <text:p text:style-name="P1"><text:bookmark text:name="adhu1"/>Handel<text:bookmark text:name="vyiu54"/><text:bookmark text:name="adhu"/></text:p>
      <text:list xml:id="list889283326211783254" text:style-name="L5">
        <text:list-item>
          <text:p text:style-name="P9">3 Salatköpfe</text:p>
        </text:list-item>
        <text:list-item>
          <text:p text:style-name="P9">3 Tomaten</text:p>
        </text:list-item>
        <text:list-item>
          <text:p text:style-name="P9">3 Kürbisse (Jahresze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text-properties style:font-name="Verdana" fo:font-family="Verdana, sans-serif" fo:font-size="10pt" fo:language="de" fo:country="DE" fo:font-style="italic"/>
    </style:style>
    <style:style style:name="Footer" style:family="paragraph" style:class="extra">
      <style:paragraph-properties fo:margin-left="0.152cm" fo:margin-right="0.152cm" fo:margin-top="0.152cm" fo:margin-bottom="0.152cm" loext: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text-properties style:font-name="Times New Roman" fo:font-family="'Times New Roman'" fo:font-size="24pt" fo:language="de" fo:country="DE" fo:font-weight="bold"/>
    </style:style>
    <style:style style:name="Header" style:family="paragraph" style:class="extra">
      <style:paragraph-properties fo:margin-left="0.152cm" fo:margin-right="0.152cm" fo:margin-top="0.152cm" fo:margin-bottom="0.152cm" loext: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text-properties style:font-name="Verdana" fo:font-family="Verdana, sans-serif" fo:font-size="12pt" fo:language="de" fo:country="DE" fo:font-style="italic"/>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6</meta:editing-cycles>
    <dc:date>2016-02-25T12:00:27.420000000</dc:date>
    <meta:creation-date>2009-04-14T21:42:45</meta:creation-date>
    <meta:language>en-US</meta:language>
    <meta:editing-duration>PT2H37M19S</meta:editing-duration>
    <meta:document-statistic meta:table-count="0" meta:image-count="0" meta:object-count="0" meta:page-count="3" meta:paragraph-count="93" meta:word-count="1303" meta:character-count="7350" meta:non-whitespace-character-count="6211"/>
  </office:meta>
</office:document-meta>
</file>